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Footer">
      <style:text-properties fo:language="de" fo:country="DE"/>
    </style:style>
    <style:style style:name="P3" style:family="paragraph" style:parent-style-name="Heading_20_2">
      <style:text-properties fo:language="de" fo:country="DE" fo:background-color="#fff200"/>
    </style:style>
    <style:style style:name="P4" style:family="paragraph" style:parent-style-name="Text_20_body">
      <style:text-properties fo:language="de" fo:country="DE" officeooo:paragraph-rsid="001f4e9b" fo:background-color="#fff200"/>
    </style:style>
    <style:style style:name="P5" style:family="paragraph" style:parent-style-name="Title">
      <style:text-properties fo:language="de" fo:country="DE" officeooo:rsid="001f4e9b" officeooo:paragraph-rsid="001f4e9b"/>
    </style:style>
    <style:style style:name="P6" style:family="paragraph" style:parent-style-name="Subtitle">
      <style:text-properties fo:language="de" fo:country="DE" officeooo:rsid="001f4e9b" officeooo:paragraph-rsid="001f4e9b"/>
    </style:style>
    <style:style style:name="P7" style:family="paragraph" style:parent-style-name="Contents_20_Heading">
      <style:text-properties fo:language="de" fo:country="DE"/>
    </style:style>
    <style:style style:name="P8" style:family="paragraph" style:parent-style-name="Text_20_body">
      <style:text-properties fo:language="de" fo:country="DE" fo:font-weight="bold" officeooo:paragraph-rsid="001f4e9b" fo:background-color="#fff200" style:font-weight-asian="bold" style:font-weight-complex="bold"/>
    </style:style>
    <style:style style:name="P9" style:family="paragraph" style:parent-style-name="Text_20_body">
      <style:text-properties fo:language="de" fo:country="D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2c7adc" officeooo:paragraph-rsid="002c7adc"/>
    </style:style>
    <style:style style:name="P12" style:family="paragraph" style:parent-style-name="Text_20_body">
      <style:text-properties officeooo:paragraph-rsid="002b7527"/>
    </style:style>
    <style:style style:name="P13" style:family="paragraph" style:parent-style-name="Standard">
      <style:text-properties style:font-name="Liberation Serif" officeooo:rsid="002c7adc" officeooo:paragraph-rsid="002c7adc"/>
    </style:style>
    <style:style style:name="P14" style:family="paragraph" style:parent-style-name="Text_20_body">
      <style:paragraph-properties fo:line-height="115%"/>
      <style:text-properties style:font-name="Liberation Serif" officeooo:rsid="002c7adc" officeooo:paragraph-rsid="002c7adc"/>
    </style:style>
    <style:style style:name="P15" style:family="paragraph" style:parent-style-name="Text_20_body">
      <style:paragraph-properties fo:line-height="115%"/>
      <style:text-properties style:font-name="Liberation Serif"/>
    </style:style>
    <style:style style:name="P16" style:family="paragraph" style:parent-style-name="Text_20_body">
      <style:text-properties officeooo:rsid="004387b5" officeooo:paragraph-rsid="004387b5"/>
    </style:style>
    <style:style style:name="P17" style:family="paragraph" style:parent-style-name="Text_20_body">
      <style:text-properties officeooo:paragraph-rsid="002c3b91"/>
    </style:style>
    <style:style style:name="P18" style:family="paragraph" style:parent-style-name="Heading_20_1">
      <style:text-properties fo:language="de" fo:country="DE"/>
    </style:style>
    <style:style style:name="P19" style:family="paragraph" style:parent-style-name="Heading_20_1">
      <style:text-properties fo:language="de" fo:country="DE" officeooo:paragraph-rsid="00249967"/>
    </style:style>
    <style:style style:name="P20" style:family="paragraph" style:parent-style-name="Text_20_body">
      <style:text-properties fo:language="de" fo:country="DE" officeooo:paragraph-rsid="001f4e9b" fo:background-color="#fff200"/>
    </style:style>
    <style:style style:name="T1" style:family="text">
      <style:text-properties officeooo:rsid="001fbed0"/>
    </style:style>
    <style:style style:name="T2" style:family="text">
      <style:text-properties officeooo:rsid="0027ca31"/>
    </style:style>
    <style:style style:name="T3" style:family="text">
      <style:text-properties officeooo:rsid="001f4e9b"/>
    </style:style>
    <style:style style:name="T4" style:family="text">
      <style:text-properties fo:language="de" fo:country="DE"/>
    </style:style>
    <style:style style:name="T5" style:family="text">
      <style:text-properties officeooo:rsid="002691f9"/>
    </style:style>
    <style:style style:name="T6" style:family="text">
      <style:text-properties style:font-name="Liberation Sans" fo:font-size="18pt" officeooo:rsid="0027ca31" style:font-name-asian="AR PL SungtiL GB" style:font-size-asian="18pt" style:font-name-complex="Lohit Devanagari" style:font-size-complex="18pt"/>
    </style:style>
    <style:style style:name="T7" style:family="text">
      <style:text-properties officeooo:rsid="002876d1"/>
    </style:style>
    <style:style style:name="T8" style:family="text">
      <style:text-properties officeooo:rsid="0029dda0"/>
    </style:style>
    <style:style style:name="T9" style:family="text">
      <style:text-properties officeooo:rsid="002b7527"/>
    </style:style>
    <style:style style:name="T10" style:family="text">
      <style:text-properties officeooo:rsid="002c3b91"/>
    </style:style>
    <style:style style:name="T11" style:family="text">
      <style:text-properties officeooo:rsid="002d8384"/>
    </style:style>
    <style:style style:name="T12" style:family="text">
      <style:text-properties officeooo:rsid="002f011e"/>
    </style:style>
    <style:style style:name="T13" style:family="text">
      <style:text-properties officeooo:rsid="002f8c7f"/>
    </style:style>
    <style:style style:name="T14" style:family="text">
      <style:text-properties officeooo:rsid="0030d40e"/>
    </style:style>
    <style:style style:name="T15" style:family="text">
      <style:text-properties officeooo:rsid="0032c76c"/>
    </style:style>
    <style:style style:name="T16" style:family="text">
      <style:text-properties officeooo:rsid="003a5d06"/>
    </style:style>
    <style:style style:name="T17" style:family="text">
      <style:text-properties officeooo:rsid="003a899b"/>
    </style:style>
    <style:style style:name="T18" style:family="text">
      <style:text-properties officeooo:rsid="003c49f0"/>
    </style:style>
    <style:style style:name="T19" style:family="text">
      <style:text-properties officeooo:rsid="004455a6"/>
    </style:style>
    <style:style style:name="T20" style:family="text">
      <style:text-properties officeooo:rsid="00452750"/>
    </style:style>
    <style:style style:name="T21" style:family="text">
      <style:text-properties officeooo:rsid="00474c58"/>
    </style:style>
    <style:style style:name="T22" style:family="text">
      <style:text-properties officeooo:rsid="004921d5"/>
    </style:style>
    <style:style style:name="T23" style:family="text">
      <style:text-properties officeooo:rsid="00496884"/>
    </style:style>
    <style:style style:name="T24" style:family="text">
      <style:text-properties officeooo:rsid="004a68e6"/>
    </style:style>
    <style:style style:name="T25" style:family="text">
      <style:text-properties officeooo:rsid="004c5e6f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reference-mark-start text:name="Aufgabe"/>Aufgabe 1: <text:reference-mark-end text:name="Aufgabe"/></text:p>
      <text:p text:style-name="P6">Team-ID: <text:span text:style-name="T6">0070</text:span></text:p>
      <text:p text:style-name="P6">Team: Teamname (oder dein Name)</text:p>
      <text:p text:style-name="P6">Bearbeiter/-innen dieser Aufgabe:<text:line-break/>Vor- und Nachnamen</text:p>
      <text:p text:style-name="P6"><text:date style:data-style-name="N81" text:date-value="2021-10-19T12:47:39.034000220" text:fixed="true">19. Oktober 2021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Inhaltsverzeichnis</text:p>
          </text:index-title>
          <text:p text:style-name="P10"><text:a xlink:type="simple" xlink:href="#__RefHeading___Toc2232_4178761632" text:style-name="Index_20_Link" text:visited-style-name="Index_20_Link"><text:span text:style-name="T4">Lösungsidee<text:tab/>1</text:span></text:a></text:p>
          <text:p text:style-name="P10"><text:a xlink:type="simple" xlink:href="#__RefHeading___Toc2234_4178761632" text:style-name="Index_20_Link" text:visited-style-name="Index_20_Link"><text:span text:style-name="T4">Umsetzung<text:tab/>1</text:span></text:a></text:p>
          <text:p text:style-name="P10"><text:a xlink:type="simple" xlink:href="#__RefHeading___Toc2236_4178761632" text:style-name="Index_20_Link" text:visited-style-name="Index_20_Link"><text:span text:style-name="T4">Beispiele<text:tab/>2</text:span></text:a></text:p>
          <text:p text:style-name="P10"><text:a xlink:type="simple" xlink:href="#__RefHeading___Toc2238_4178761632" text:style-name="Index_20_Link" text:visited-style-name="Index_20_Link"><text:span text:style-name="T4">Quellcode<text:tab/>2</text:span></text:a></text:p>
        </text:index-body>
      </text:table-of-content>
      <text:p text:style-name="P4">Anleitung: Trage oben die Aufgabennummer, die Team-ID, den Team-Namen und alle Bearbeiter/-innen dieser Aufgabe mit Vor- und Namen ein. Vergiss nicht, auch den Aufgabennamen anzupassen (statt „<text:span text:style-name="T1">LibreOffice</text:span>-Dokument“)! </text:p>
      <text:p text:style-name="P4">Drücke dann F9 zur Aktualisierung, lösche diese Anleitung und lege los :)</text:p>
      <text:p text:style-name="P4">Wenn du neue Überschriften einfügst, solltest du das Inhaltsverzeichnis mittels Rechtsklick aktualisieren. </text:p>
      <text:p text:style-name="P8">Die gelb hinterlegten Texte, die hier bereits stehen, geben ein paar Hinweise zur Einsendung. Du solltest sie aber in deiner Einsendung wieder entfernen!</text:p>
      <text:h text:style-name="P18" text:outline-level="1"><text:bookmark-start text:name="__RefHeading___Toc2232_4178761632"/>Lösungsidee<text:bookmark-end text:name="__RefHeading___Toc2232_4178761632"/></text:h>
      <text:p text:style-name="P4">Die Idee der Lösung sollte hieraus vollkommen ersichtlich werden, ohne dass auf die eigentliche Implementierung Bezug genommen wird.</text:p>
      <text:p text:style-name="P3">Unterüberschriften</text:p>
      <text:p text:style-name="P4">Wenn nötig, füge sinnvoll formatierte Unterpunkte ein, indem du die Formatvorlage „Überschrift 2“ (oder „Heading 2“) anwendest. Vergiss nicht, das Inhaltsverzeichnis anschließend wieder mittels Rechtsklick zu aktualisieren.</text:p>
      <text:p text:style-name="P9">Als Lösungsidee haben wir uns eine <text:span text:style-name="T22">zweiseitige</text:span> Bruteforce-Methode überlegt, welche durch Ausprobieren die kürzeste Lösung für jedes Auto findet.</text:p>
      <text:h text:style-name="P18" text:outline-level="1"><text:bookmark-start text:name="__RefHeading___Toc2234_4178761632"/><text:soft-page-break/>Umsetzung<text:bookmark-end text:name="__RefHeading___Toc2234_4178761632"/></text:h>
      <text:p text:style-name="P4">Hier wird kurz erläutert, wie die Lösungsidee im Programm tatsächlich umgesetzt wurde. Hier können auch Implementierungsdetails erwähnt werden.</text:p>
      <text:p text:style-name="Text_20_body">Die Daten aus den Textdateien werden eingelesen und in Arrays abgespeichert. Dabei dient uns ein Array für die Abspeicherung der auszuparkenden Autos und das <text:span text:style-name="T16">A</text:span>ndere für die Abspeicherung der <text:span text:style-name="T17">q</text:span>uerstehenden <text:span text:style-name="T17">Autos</text:span>.</text:p>
      <text:p text:style-name="Text_20_body">Im Array mit den <text:span text:style-name="T17">q</text:span>uerstehenden Autos werden leere Plätze mit „null“ und besetzte Plätze mit dem jeweiligen Buchstaben des Autos angegeben.</text:p>
      <text:p text:style-name="P12">Die Basis des Programms ist die Methode „<text:span text:style-name="T17">a</text:span>utosAusparken“. Diese ruft für alle auszuparkenden Autos die „selectShorterPath“-Methode, gefolgt von der „reset<text:span text:style-name="T10">Parallel</text:span>Cars“-Methode auf und <text:span text:style-name="T17">gibt zuletzt</text:span> das Ergebnis in der Konsole aus. Bevor die <text:span text:style-name="T5">A</text:span>usführung startet, wird überprüft zu welchem Grad der Parkplatz überhaupt lösbar ist.</text:p>
      <text:p text:style-name="P12"><text:span text:style-name="T9">Die „reset</text:span><text:span text:style-name="T10">Parallel</text:span><text:span text:style-name="T9">Cars“-Methode, wie der </text:span><text:span text:style-name="T10">N</text:span><text:span text:style-name="T9">ame schon sagt, </text:span><text:span text:style-name="T17">setzt</text:span><text:span text:style-name="T9"> die querstehen</text:span><text:span text:style-name="T10">den</text:span><text:span text:style-name="T9"> Autos </text:span><text:span text:style-name="T17">zurück</text:span><text:span text:style-name="T9">. Sie löscht alle Werte des Arrays für die querstehenden Autos, und füllt sie anschließend wieder mit den Werten aus der Text</text:span><text:span text:style-name="T17">d</text:span><text:span text:style-name="T9">atei.</text:span></text:p>
      <text:p text:style-name="P17">Die „selectShorterPath- Methode <text:span text:style-name="T2">überprüft zuerst, ob hinter dem auszuparkenden Auto </text:span><text:span text:style-name="T7">ein </text:span><text:span text:style-name="T9">querstehendes </text:span><text:span text:style-name="T18">Auto</text:span><text:span text:style-name="T7"> steht, was das </text:span><text:span text:style-name="T18">A</text:span><text:span text:style-name="T7">usparken verhindern würde. Falls es kein </text:span><text:span text:style-name="T9">querstehendes A</text:span><text:span text:style-name="T7">uto gibt, kann problemlos ausgeparkt werden. Gibt es jedoch eine Blockade, wird versucht das Auto in beide Richtungen so weit zu verschieben, dass das Auto </text:span><text:span text:style-name="T8">ausparken kann. </text:span><text:span text:style-name="T10">Danach wird entschieden, welche Richtung weniger Züge </text:span><text:span text:style-name="T18">benötigt</text:span><text:span text:style-name="T10">. </text:span><text:span text:style-name="T24">Mit Hilfe</text:span><text:span text:style-name="T21"> de</text:span><text:span text:style-name="T24">r</text:span><text:span text:style-name="T21"> </text:span><text:span text:style-name="T24">Methode </text:span><text:span text:style-name="T21">„calcSolution“ </text:span><text:span text:style-name="T24">wird i</text:span><text:span text:style-name="T21">n einem Array die Züge für beide </text:span><text:span text:style-name="T22">R</text:span><text:span text:style-name="T21">ich</text:span><text:span text:style-name="T22">t</text:span><text:span text:style-name="T21">ungen </text:span><text:span text:style-name="T22">eingetragen. Über die globale Variable „iterations“, welche speichert wie oft das jeweilige Auto nach rechts oder links verschoben wurde, </text:span><text:span text:style-name="T24">wird dann entschieden, welche der beiden Lösungen weniger </text:span><text:span text:style-name="T25">Züge benötigt und diese dann als Finale Lösung gespeichert.</text:span></text:p>
      <text:p text:style-name="P11">Für die Verschiebung der querstehenden Autos ist die Methode „moveParallelCar“ zuständig. Zuerst wird getestet, ob das Auto, welches versch<text:span text:style-name="T11">oben werden soll,</text:span> von einem <text:span text:style-name="T11">anderen </text:span><text:span text:style-name="T18">Auto</text:span><text:span text:style-name="T11"> oder der Wand blockiert wird. </text:span><text:span text:style-name="T13">Falls es keine Blockade gibt,</text:span><text:span text:style-name="T12"> kann das Auto einfach </text:span><text:span text:style-name="T13">verschoben werden. </text:span><text:span text:style-name="T14">Existiert eine Blockade, w</text:span><text:span text:style-name="T15">erden alle im </text:span><text:span text:style-name="T18">W</text:span><text:span text:style-name="T15">eg stehenden Autos</text:span><text:span text:style-name="T14"> mittels </text:span><text:span text:style-name="T15">R</text:span><text:span text:style-name="T14">ekursion </text:span><text:span text:style-name="T15">verschoben.</text:span></text:p>
      <text:p text:style-name="P16">Die Änderung <text:span text:style-name="T19">auf dem Array nimmt die Methode: “calcMovement“ vor. </text:span><text:span text:style-name="T20">Diese nimmt als Parameter die </text:span><text:span text:style-name="T21">Distanz um welche das Auto verschoben werden soll, die Richtung und den Index des Autos. Nach einer logischen Verknüpfung dieser Parameter werden die entsprechenden Ind</text:span><text:span text:style-name="T23">izes</text:span><text:span text:style-name="T21"> mit den richtigen Werten überschrieben.</text:span></text:p>
      <text:p text:style-name="P14"><text:span text:style-name="T20">Erwähnenswerte Funktionen</text:span>:</text:p>
      <text:p text:style-name="P15">„calcSecondChar“-Methode: Gibt den zweiten Buchstaben eines <text:span text:style-name="T23">q</text:span>uerstehenden Autos zurück.</text:p>
      <text:p text:style-name="P15">„calcFreeSpace“-Methode: <text:span text:style-name="T23">G</text:span>ibt als Array den <text:span text:style-name="T23">P</text:span>latz zurück, welches ein <text:span text:style-name="T23">q</text:span>uerstehendes Auto zur rechten und linken Seite hat.</text:p>
      <text:p text:style-name="P15"><text:soft-page-break/>„noArrayBoundaries“-Methode: Testet, ob der <text:span text:style-name="T23">V</text:span>ersuch ein Auto zu <text:span text:style-name="T23">v</text:span>erschieben, außerhalb der Array-<text:span text:style-name="T23">G</text:span>renzen enden würde.</text:p>
      <text:p text:style-name="P13">„noCarBoundaries“-Methode: Identisch zur „noArrayBoundaries“-Methode, jedoch werden hier auch andere Autos berücksichtigt.</text:p>
      <text:p text:style-name="P11"/>
      <text:h text:style-name="P19" text:outline-level="1"><text:bookmark-start text:name="__RefHeading___Toc2236_4178761632"/>Beispiele<text:bookmark-end text:name="__RefHeading___Toc2236_4178761632"/></text:h>
      <text:p text:style-name="P4">Genügend Beispiele einbinden! Die Beispiele von de<text:span text:style-name="T3">n</text:span> B<text:span text:style-name="T3">WINF</text:span>-Webseite<text:span text:style-name="T3">n</text:span> sollten hier diskutiert werden, aber auch eigene Beispiele sind sehr gut – besonders wenn sie Spezialfälle abdecken. Bitte jedoch nicht 30 Seiten Programmausgabe hier einfügen!</text:p>
      <text:p text:style-name="P4"/>
      <text:h text:style-name="P18" text:outline-level="1"><text:bookmark-start text:name="__RefHeading___Toc2238_4178761632"/>Quellcode<text:bookmark-end text:name="__RefHeading___Toc2238_4178761632"/></text:h>
      <text:p text:style-name="P4">Unwichtige Teile des Programms sollen hier nicht abgedruckt werden. Dieser Teil sollte nicht mehr als 2–3 Seiten umfassen, maximal 10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style style:name="MP2" style:family="paragraph" style:parent-style-name="Footer">
      <style:text-properties fo:language="de" fo:country="DE"/>
    </style:style>
    <style:style style:name="MT1" style:family="text">
      <style:text-properties officeooo:rsid="001fbed0"/>
    </style:style>
    <style:style style:name="MT2" style:family="text">
      <style:text-properties officeooo:rsid="0027ca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reference-ref text:reference-format="text" text:ref-name="Aufgabe">Aufgabe 1: </text:reference-ref><text:tab/><text:tab/><text:span text:style-name="MT1">Team-ID: </text:span><text:span text:style-name="MT2">0070</text:span></text:p>
      </style:header>
      <style:header-first>
        <text:p text:style-name="MP1"/>
      </style:header-first>
      <style:footer>
        <text:p text:style-name="MP2"><text:tab/><text:page-number text:select-page="current">2</text:page-number>/<text:page-count>3</text:page-count></text:p>
      </style:footer>
      <style:footer-first>
        <text:p text:style-name="MP2"><text:tab/><text:page-number text:select-page="current">1</text:page-number>/<text:page-count>3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2DT4H11M25S</meta:editing-duration>
    <meta:editing-cycles>19</meta:editing-cycles>
    <meta:generator>LibreOffice/7.2.1.2$Windows_X86_64 LibreOffice_project/87b77fad49947c1441b67c559c339af8f3517e22</meta:generator>
    <dc:date>2021-11-09T13:07:31.014000000</dc:date>
    <meta:document-statistic meta:table-count="0" meta:image-count="0" meta:object-count="0" meta:page-count="3" meta:paragraph-count="40" meta:word-count="635" meta:character-count="4656" meta:non-whitespace-character-count="4054"/>
  </office:meta>
</office:document-meta>
</file>